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style:font-name="B Helal" fo:font-size="16pt" officeooo:rsid="002130aa" officeooo:paragraph-rsid="002130aa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خوب همه ی ما می دانیم که در ریداکس ما تنها یک متغیر بزرگ به نام state داریم که تمام داده هایمان در این متغیر بزرگ قرار می گیرند . </text:p>
      <text:p text:style-name="P1">بحثی که هست این است که مقدار اولیه ی این متغیر بزرگ کجا مشخص می شود؟</text:p>
      <text:p text:style-name="P1"/>
      <text:p text:style-name="P1">وقتی ما داریم reducer را مشخص می کنیم این reducer دو پارامتر دارد. پارامتر اول state است و پارامتر دوم action است . <text:s/>مقداری که خودمان به عنوان پیش فرض به متغیر state می دهیم همان مقدار پیش فرض خواهد بود . خواه ما تصمیم داشته باشیم تمام <text:s text:c="3"/>reducer ها را در <text:s/>یک reducer بنویسیم خواه بخواهیم برای هرکدام یک reducer منحصر به فرد داشته باشی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10-23T03:22:26.974282569</dc:date>
    <meta:editing-duration>PT3H34M13S</meta:editing-duration>
    <meta:editing-cycles>9</meta:editing-cycles>
    <meta:document-statistic meta:table-count="0" meta:image-count="0" meta:object-count="0" meta:page-count="1" meta:paragraph-count="3" meta:word-count="112" meta:character-count="535" meta:non-whitespace-character-count="420"/>
  </office:meta>
</office:document-meta>
</file>